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02cm"/>
    </style:style>
    <style:style style:name="gr32" style:family="graphic" style:parent-style-name="standard">
      <style:graphic-properties draw:stroke="none" svg:stroke-color="#000000" draw:fill="none" draw:fill-color="#ffffff" draw:textarea-horizontal-align="left" draw:auto-grow-height="true" draw:auto-grow-width="true" fo:min-height="1.85cm" fo:min-width="0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P20" style:family="paragraph">
      <style:text-properties fo:color="#cfe7f5" fo:font-size="13pt" style:font-size-asian="13pt" style:font-size-complex="13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size="18pt" style:font-size-asian="18pt" style:font-size-complex="18pt"/>
    </style:style>
    <style:style style:name="T19" style:family="text">
      <style:text-properties fo:font-size="13pt" style:font-size-asian="13pt" style:font-size-complex="13pt"/>
    </style:style>
    <style:style style:name="T20" style:family="text">
      <style:text-properties style:text-position="sub 58%"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781cm 6.0146175478445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698cm 3.69928840355325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5646cm 0.130314961895241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09998cm 0.773588322129808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081cm 18.9323448301758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89cm 13.5859999999602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rotate (-1.15261543801802) translate (12.0157714831816cm 3.5600949128028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121cm 10.1319999999847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skewX (8.74958702376866E-017) rotate (0.909316540288874) translate (3.00764894058158cm 13.9459419200967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616cm 22.8268428826393cm)" svg:viewBox="0 0 4391 547" svg:d="m0 547c0 0 1343-536 2050-547 801-12 2341 547 2341 547">
          <text:p/>
        </draw:path>
        <draw:path draw:style-name="gr17" draw:text-style-name="P1" draw:layer="layout" svg:width="2.359cm" svg:height="0.33cm" draw:transform="rotate (-0.935845544920369) translate (7.56620970991665cm 19.003876672654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937cm 6.0156175479189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skewX (-7.21220865419471E-017) rotate (-0.843168561639487) translate (9.06422434878408cm -0.455801274195878cm)" svg:viewBox="0 0 6369 8110" svg:d="m0 7451c200 9 1445 483 1876 600s1777 110 2451-496c939-904 2042-7555 2042-7555">
          <text:p/>
        </draw:path>
        <draw:path draw:style-name="gr21" draw:text-style-name="P1" draw:layer="layout" svg:width="6.106cm" svg:height="7.585cm" draw:transform="rotate (-1.15191730631723) translate (10.7159828180174cm 1.42080606229617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937cm 5.6146175479189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19" draw:layer="layout" svg:width="2.965cm" svg:height="0.66cm" svg:x="10.421cm" svg:y="10.7cm">
          <draw:text-box>
            <text:p><text:span text:style-name="T16">Un seul modèle</text:span></text:p>
          </draw:text-box>
        </draw:frame>
        <draw:frame draw:style-name="gr28"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18">i</text:span></text:p>
          </draw:text-box>
        </draw:frame>
        <draw:frame draw:style-name="gr30" draw:text-style-name="P20" draw:layer="layout" svg:width="3.6cm" svg:height="0.759cm" svg:x="0.3cm" svg:y="21.441cm">
          <draw:text-box>
            <text:p><text:span text:style-name="T19">Prédictions</text:span></text:p>
          </draw:text-box>
        </draw:frame>
      </draw:page>
      <draw:page draw:name="page5" draw:style-name="dp1" draw:master-page-name="Standard">
        <draw:circle draw:style-name="gr29" draw:text-style-name="P1" draw:layer="layout" svg:width="0.9cm" svg:height="0.9cm" svg:x="5.3cm" svg:y="2.4cm">
          <text:p/>
        </draw:circle>
        <draw:circle draw:style-name="gr29" draw:text-style-name="P1" draw:layer="layout" svg:width="0.9cm" svg:height="0.9cm" svg:x="5.3cm" svg:y="5.5cm">
          <text:p/>
        </draw:circle>
        <draw:frame draw:style-name="gr3" draw:text-style-name="P7" draw:layer="layout" svg:width="0.938cm" svg:height="0.966cm" svg:x="2.6cm" svg:y="2.334cm">
          <draw:text-box>
            <text:p text:style-name="P7"><text:span text:style-name="T4">a</text:span><text:span text:style-name="T20">1</text:span></text:p>
          </draw:text-box>
        </draw:frame>
        <draw:frame draw:style-name="gr31" draw:text-style-name="P7" draw:layer="layout" svg:width="1.202cm" svg:height="0.966cm" svg:x="2.698cm" svg:y="5.434cm">
          <draw:text-box>
            <text:p text:style-name="P7"><text:span text:style-name="T4">a</text:span><text:span text:style-name="T20">n</text:span></text:p>
          </draw:text-box>
        </draw:frame>
        <draw:frame draw:style-name="gr32" draw:layer="layout" svg:width="0.68cm" svg:height="2.387cm" svg:x="2.72cm" svg:y="3.1cm">
          <draw:text-box>
            <text:p>.</text:p>
            <text:p>.</text:p>
            <text:p>.</text:p>
          </draw:text-box>
        </draw:frame>
        <draw:line draw:style-name="gr1" draw:text-style-name="P1" draw:layer="layout" svg:x1="3.6cm" svg:y1="2.8cm" svg:x2="5.3cm" svg:y2="2.8cm">
          <text:p/>
        </draw:line>
        <draw:line draw:style-name="gr1" draw:text-style-name="P1" draw:layer="layout" svg:x1="3.6cm" svg:y1="2.8cm" svg:x2="5.3cm" svg:y2="5.9cm">
          <text:p/>
        </draw:line>
        <draw:line draw:style-name="gr1" draw:text-style-name="P1" draw:layer="layout" svg:x1="3.5cm" svg:y1="5.9cm" svg:x2="5.3cm" svg:y2="2.8cm">
          <text:p/>
        </draw:line>
        <draw:line draw:style-name="gr1" draw:text-style-name="P1" draw:layer="layout" svg:x1="3.5cm" svg:y1="5.9cm" svg:x2="5.3cm" svg:y2="5.9cm">
          <text:p/>
        </draw:line>
        <draw:line draw:style-name="gr1" draw:text-style-name="P1" draw:layer="layout" svg:x1="6.2cm" svg:y1="2.8cm" svg:x2="7.8cm" svg:y2="2.8cm">
          <text:p/>
        </draw:line>
        <draw:line draw:style-name="gr1" draw:text-style-name="P1" draw:layer="layout" svg:x1="6.2cm" svg:y1="6cm" svg:x2="7.8cm" svg:y2="6cm">
          <text:p/>
        </draw:line>
        <draw:frame draw:style-name="gr3" draw:text-style-name="P7" draw:layer="layout" svg:width="0.904cm" svg:height="0.966cm" svg:x="7.962cm" svg:y="2.334cm">
          <draw:text-box>
            <text:p text:style-name="P7"><text:span text:style-name="T4">y</text:span><text:span text:style-name="T20">0</text:span></text:p>
          </draw:text-box>
        </draw:frame>
        <draw:frame draw:style-name="gr3" draw:text-style-name="P7" draw:layer="layout" svg:width="0.904cm" svg:height="0.966cm" svg:x="8cm" svg:y="5.434cm">
          <draw:text-box>
            <text:p text:style-name="P7"><text:span text:style-name="T4">y</text:span><text:span text:style-name="T20">1</text:span></text:p>
          </draw:text-box>
        </draw:frame>
        <draw:line draw:style-name="gr1" draw:text-style-name="P1" draw:layer="layout" svg:x1="13.5cm" svg:y1="5.7cm" svg:x2="13.5cm" svg:y2="2.4cm">
          <text:p/>
        </draw:line>
        <draw:line draw:style-name="gr1" draw:text-style-name="P1" draw:layer="layout" svg:x1="12.9cm" svg:y1="5.4cm" svg:x2="17.2cm" svg:y2="5.4cm">
          <text:p/>
        </draw:line>
        <draw:line draw:style-name="gr9" draw:text-style-name="P1" draw:layer="layout" svg:x1="14.1cm" svg:y1="2.9cm" svg:x2="16.3cm" svg:y2="5.2cm">
          <text:p/>
        </draw:line>
        <draw:line draw:style-name="gr9" draw:text-style-name="P1" draw:layer="layout" svg:x1="16.4cm" svg:y1="2.8cm" svg:x2="13.9cm" svg:y2="5.1cm">
          <text:p/>
        </draw:line>
        <draw:frame draw:style-name="gr3" draw:text-style-name="P11" draw:layer="layout" svg:width="1.12cm" svg:height="0.839cm" svg:x="13.5cm" svg:y="3.561cm">
          <draw:text-box>
            <text:p><text:span text:style-name="T9">++</text:span></text:p>
          </draw:text-box>
        </draw:frame>
        <draw:frame draw:style-name="gr3" draw:text-style-name="P11" draw:layer="layout" svg:width="0.858cm" svg:height="0.839cm" svg:x="15.5cm" svg:y="3.6cm">
          <draw:text-box>
            <text:p><text:span text:style-name="T9">--</text:span></text:p>
          </draw:text-box>
        </draw:frame>
        <draw:frame draw:style-name="gr3" draw:text-style-name="P11" draw:layer="layout" svg:width="0.989cm" svg:height="0.839cm" svg:x="14.6cm" svg:y="2.761cm">
          <draw:text-box>
            <text:p><text:span text:style-name="T9">+-</text:span></text:p>
          </draw:text-box>
        </draw:frame>
        <draw:frame draw:style-name="gr3" draw:text-style-name="P11" draw:layer="layout" svg:width="0.989cm" svg:height="0.839cm" svg:x="14.58cm" svg:y="4.261cm">
          <draw:text-box>
            <text:p><text:span text:style-name="T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7T14:47:50.50</dc:date>
    <meta:editing-duration>PT1H25M44S</meta:editing-duration>
    <meta:editing-cycles>16</meta:editing-cycles>
    <meta:generator>OpenOffice.org/3.4.1$Win32 OpenOffice.org_project/341m1$Build-9593</meta:generator>
    <meta:document-statistic meta:object-count="121"/>
  </office:meta>
</office:document-meta>
</file>